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689210" style:family="table" style:master-page-name="ta-mp-0x68921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75%"/>
    </style:style>
    <style:style style:name="AC-superscript" style:family="text">
      <style:text-properties style:text-position="super 75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5.00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89378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20.00pt" fo:color="#000000" fo:font-family="Calibri"/>
    </style:style>
    <style:style style:name="ACE-0x89354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single" style:text-underline-style="solid" style:text-underline-width="auto" style:text-position="0% 100%" fo:font-size="11.00pt" fo:color="#000000" fo:font-family="Calibri"/>
    </style:style>
    <style:style style:name="ACE-0x893668" style:family="table-cell" style:data-style-name="General">
      <style:table-cell-properties fo:background-color="#c6efce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6100" fo:font-family="Calibri"/>
    </style:style>
    <style:style style:name="ACE-0x8931e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892b2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933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ff0000" fo:font-family="Calibri"/>
    </style:style>
    <style:style style:name="ACE-0x893428" style:family="table-cell" style:data-style-name="General">
      <style:table-cell-properties fo:background-color="#ffeb9c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9c6500" fo:font-family="Calibri"/>
    </style:style>
    <style:style style:name="ACOL-1" style:family="table-column">
      <style:table-column-properties style:column-width="54.00pt" style:use-optimal-column-width="true"/>
    </style:style>
    <style:style style:name="ACOL-2" style:family="table-column">
      <style:table-column-properties style:column-width="63.75pt" style:use-optimal-column-width="true"/>
    </style:style>
    <style:style style:name="ACOL-3" style:family="table-column">
      <style:table-column-properties style:column-width="72.75pt" style:use-optimal-column-width="true"/>
    </style:style>
    <style:style style:name="ACOL-4" style:family="table-column">
      <style:table-column-properties style:column-width="93.00pt" style:use-optimal-column-width="true"/>
    </style:style>
    <style:style style:name="ACOL-5" style:family="table-column">
      <style:table-column-properties style:column-width="51.00pt" style:use-optimal-column-width="true"/>
    </style:style>
    <style:style style:name="ACOL-6" style:family="table-column">
      <style:table-column-properties style:column-width="123.75pt" style:use-optimal-column-width="true"/>
    </style:style>
    <style:style style:name="ACOL-7" style:family="table-column">
      <style:table-column-properties style:column-width="261.75pt" style:use-optimal-column-width="true"/>
    </style:style>
    <style:style style:name="ACOL-8" style:family="table-column">
      <style:table-column-properties style:column-width="323.25pt" style:use-optimal-column-width="true"/>
    </style:style>
    <style:style style:name="ACOL-9" style:family="table-column"/>
    <style:style style:name="AROW-1" style:family="table-row">
      <style:table-row-properties style:row-height="26.2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x689210" table:print="true">
        <office:forms form:automatic-focus="false" form:apply-design-mode="false">
          <form:form/>
        </office:forms>
        <table:table-column table:style-name="ACOL-0"/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6"/>
        <table:table-column table:style-name="ACOL-7"/>
        <table:table-column table:style-name="ACOL-8"/>
        <table:table-column table:style-name="ACOL-0" table:number-columns-repeated="16375"/>
        <table:table-row table:style-name="AROW-0">
          <table:table-cell table:number-columns-repeated="16384" table:style-name="ACE-0x8931e8"/>
        </table:table-row>
        <table:table-row table:style-name="AROW-1">
          <table:table-cell table:style-name="ACE-0x8931e8"/>
          <table:table-cell table:style-name="ACE-0x893788" office:value-type="string" office:string-value="Megatest API Access Use Cases">
            <text:p>Megatest API Access Use Cases</text:p>
          </table:table-cell>
          <table:table-cell table:number-columns-repeated="16382" table:style-name="ACE-0x8931e8"/>
        </table:table-row>
        <table:table-row table:style-name="AROW-0">
          <table:table-cell table:number-columns-repeated="16384" table:style-name="ACE-0x8931e8"/>
        </table:table-row>
        <table:table-row table:style-name="AROW-0">
          <table:table-cell table:number-columns-repeated="2" table:style-name="ACE-0x8931e8"/>
          <table:table-cell table:style-name="ACE-0x8931e8" office:value-type="string" office:string-value="DOF1">
            <text:p>DOF1</text:p>
          </table:table-cell>
          <table:table-cell table:style-name="ACE-0x8931e8" office:value-type="string" office:string-value="DOF2">
            <text:p>DOF2</text:p>
          </table:table-cell>
          <table:table-cell table:style-name="ACE-0x8931e8" office:value-type="string" office:string-value="DOF3">
            <text:p>DOF3</text:p>
          </table:table-cell>
          <table:table-cell table:number-columns-repeated="16379" table:style-name="ACE-0x8931e8"/>
        </table:table-row>
        <table:table-row table:style-name="AROW-0">
          <table:table-cell table:style-name="ACE-0x8931e8"/>
          <table:table-cell table:style-name="ACE-0x893548" office:value-type="string" office:string-value="Principal">
            <text:p>Principal</text:p>
          </table:table-cell>
          <table:table-cell table:style-name="ACE-0x893548" office:value-type="string" office:string-value="API Call type">
            <text:p>API Call type</text:p>
          </table:table-cell>
          <table:table-cell table:style-name="ACE-0x893548" office:value-type="string" office:string-value="on homehost?">
            <text:p>on homehost?</text:p>
          </table:table-cell>
          <table:table-cell table:style-name="ACE-0x893548" office:value-type="string" office:string-value="have write access?">
            <text:p>have write access?</text:p>
          </table:table-cell>
          <table:table-cell table:style-name="ACE-0x893548" office:value-type="string" office:string-value="example">
            <text:p>example</text:p>
          </table:table-cell>
          <table:table-cell table:style-name="ACE-0x893548" office:value-type="string" office:string-value="1.60/29 API access mode">
            <text:p>1.60/29 API access mode</text:p>
          </table:table-cell>
          <table:table-cell table:style-name="ACE-0x893548" office:value-type="string" office:string-value="1.61/07 API access mode">
            <text:p>1.61/07 API access mode</text:p>
          </table:table-cell>
          <table:table-cell table:style-name="ACE-0x893548" office:value-type="string" office:string-value="Proposed API access mode">
            <text:p>Proposed API access mode</text:p>
          </table:table-cell>
          <table:table-cell table:number-columns-repeated="16375" table:style-name="ACE-0x8931e8"/>
        </table:table-row>
        <table:table-row table:style-name="AROW-0">
          <table:table-cell table:style-name="ACE-0x8931e8"/>
          <table:table-cell table:style-name="ACE-0x8931e8" office:value-type="string" office:string-value="dashboard">
            <text:p>dashboard</text:p>
          </table:table-cell>
          <table:table-cell table:style-name="ACE-0x8931e8" office:value-type="string" office:string-value="read">
            <text:p>read</text:p>
          </table:table-cell>
          <table:table-cell table:style-name="ACE-0x8931e8" office:value-type="string" office:string-value="Y">
            <text:p>Y</text:p>
          </table:table-cell>
          <table:table-cell table:style-name="ACE-0x8931e8" office:value-type="string" office:string-value="Y">
            <text:p>Y</text:p>
          </table:table-cell>
          <table:table-cell table:style-name="ACE-0x8931e8"/>
          <table:table-cell table:style-name="ACE-0x8931e8" office:value-type="string" office:string-value="1.db local">
            <text:p>1.db local</text:p>
          </table:table-cell>
          <table:table-cell table:style-name="ACE-0x8931e8" office:value-type="string" office:string-value="/tmp/.../megatest.db direct">
            <text:p>/tmp/.../megatest.db direct</text:p>
          </table:table-cell>
          <table:table-cell table:style-name="ACE-0x8931e8" office:value-type="string" office:string-value="/tmp/.../megatest.db direct">
            <text:p>/tmp/.../megatest.db direct</text:p>
          </table:table-cell>
          <table:table-cell table:number-columns-repeated="16375" table:style-name="ACE-0x8931e8"/>
        </table:table-row>
        <table:table-row table:style-name="AROW-0">
          <table:table-cell table:style-name="ACE-0x8931e8"/>
          <table:table-cell table:style-name="ACE-0x8931e8" office:value-type="string" office:string-value="dashboard">
            <text:p>dashboard</text:p>
          </table:table-cell>
          <table:table-cell table:style-name="ACE-0x893308" office:value-type="string" office:string-value="write">
            <text:p>write</text:p>
          </table:table-cell>
          <table:table-cell table:style-name="ACE-0x8931e8" office:value-type="string" office:string-value="Y">
            <text:p>Y</text:p>
          </table:table-cell>
          <table:table-cell table:style-name="ACE-0x8931e8" office:value-type="string" office:string-value="Y">
            <text:p>Y</text:p>
          </table:table-cell>
          <table:table-cell table:style-name="ACE-0x8931e8"/>
          <table:table-cell table:style-name="ACE-0x8931e8" office:value-type="string" office:string-value="1.db + watchdog sync">
            <text:p>1.db + watchdog sync</text:p>
          </table:table-cell>
          <table:table-cell table:style-name="ACE-0x8931e8" office:value-type="string" office:string-value="/tmp/.../megatest.db + watchdog sync to megatest.db">
            <text:p>/tmp/.../megatest.db + watchdog sync to megatest.db</text:p>
          </table:table-cell>
          <table:table-cell table:style-name="ACE-0x8931e8" office:value-type="string" office:string-value="/tmp/.../megatest.db + watchdog sync to megatest.db">
            <text:p>/tmp/.../megatest.db + watchdog sync to megatest.db</text:p>
          </table:table-cell>
          <table:table-cell table:number-columns-repeated="16375" table:style-name="ACE-0x8931e8"/>
        </table:table-row>
        <table:table-row table:style-name="AROW-0">
          <table:table-cell table:style-name="ACE-0x8931e8"/>
          <table:table-cell table:style-name="ACE-0x8931e8" office:value-type="string" office:string-value="user/cli">
            <text:p>user/cli</text:p>
          </table:table-cell>
          <table:table-cell table:style-name="ACE-0x8931e8" office:value-type="string" office:string-value="read">
            <text:p>read</text:p>
          </table:table-cell>
          <table:table-cell table:style-name="ACE-0x8931e8" office:value-type="string" office:string-value="Y">
            <text:p>Y</text:p>
          </table:table-cell>
          <table:table-cell table:style-name="ACE-0x8931e8" office:value-type="string" office:string-value="Y">
            <text:p>Y</text:p>
          </table:table-cell>
          <table:table-cell table:style-name="ACE-0x8931e8" office:value-type="string" office:string-value="--list-runs">
            <text:p>--list-runs</text:p>
          </table:table-cell>
          <table:table-cell table:style-name="ACE-0x8931e8"/>
          <table:table-cell table:style-name="ACE-0x8931e8" office:value-type="string" office:string-value="/tmp/.../megatest.db direct">
            <text:p>/tmp/.../megatest.db direct</text:p>
          </table:table-cell>
          <table:table-cell table:style-name="ACE-0x8931e8" office:value-type="string" office:string-value="/tmp/.../megatest.db direct">
            <text:p>/tmp/.../megatest.db direct</text:p>
          </table:table-cell>
          <table:table-cell table:number-columns-repeated="16375" table:style-name="ACE-0x8931e8"/>
        </table:table-row>
        <table:table-row table:style-name="AROW-0">
          <table:table-cell table:style-name="ACE-0x8931e8"/>
          <table:table-cell table:style-name="ACE-0x8931e8" office:value-type="string" office:string-value="user/cli">
            <text:p>user/cli</text:p>
          </table:table-cell>
          <table:table-cell table:style-name="ACE-0x893308" office:value-type="string" office:string-value="write">
            <text:p>write</text:p>
          </table:table-cell>
          <table:table-cell table:style-name="ACE-0x8931e8" office:value-type="string" office:string-value="Y">
            <text:p>Y</text:p>
          </table:table-cell>
          <table:table-cell table:style-name="ACE-0x8931e8" office:value-type="string" office:string-value="Y">
            <text:p>Y</text:p>
          </table:table-cell>
          <table:table-cell table:style-name="ACE-0x8931e8" office:value-type="string" office:string-value="set state">
            <text:p>set state</text:p>
          </table:table-cell>
          <table:table-cell table:style-name="ACE-0x8931e8"/>
          <table:table-cell table:style-name="ACE-0x8931e8" office:value-type="string" office:string-value="/tmp/.../megatest.db + watchdog sync to megatest.db">
            <text:p>/tmp/.../megatest.db + watchdog sync to megatest.db</text:p>
          </table:table-cell>
          <table:table-cell table:style-name="ACE-0x8931e8" office:value-type="string" office:string-value="/tmp/.../megatest.db + watchdog sync to megatest.db">
            <text:p>/tmp/.../megatest.db + watchdog sync to megatest.db</text:p>
          </table:table-cell>
          <table:table-cell table:number-columns-repeated="16375" table:style-name="ACE-0x8931e8"/>
        </table:table-row>
        <table:table-row table:style-name="AROW-0">
          <table:table-cell table:style-name="ACE-0x8931e8"/>
          <table:table-cell table:style-name="ACE-0x8931e8" office:value-type="string" office:string-value="dashboard">
            <text:p>dashboard</text:p>
          </table:table-cell>
          <table:table-cell table:style-name="ACE-0x8931e8" office:value-type="string" office:string-value="read">
            <text:p>read</text:p>
          </table:table-cell>
          <table:table-cell table:style-name="ACE-0x8931e8" office:value-type="string" office:string-value="N">
            <text:p>N</text:p>
          </table:table-cell>
          <table:table-cell table:style-name="ACE-0x8931e8" office:value-type="string" office:string-value="Y">
            <text:p>Y</text:p>
          </table:table-cell>
          <table:table-cell table:number-columns-repeated="2" table:style-name="ACE-0x8931e8"/>
          <table:table-cell table:style-name="ACE-0x8931e8" office:value-type="string" office:string-value="DENY">
            <text:p>DENY</text:p>
          </table:table-cell>
          <table:table-cell table:style-name="ACE-0x893668" office:value-type="string" office:string-value="/tmp/.../megatest.db + watchdog-readonly sync from megatest.db">
            <text:p>/tmp/.../megatest.db + watchdog-readonly sync from megatest.db</text:p>
          </table:table-cell>
          <table:table-cell table:number-columns-repeated="16375" table:style-name="ACE-0x8931e8"/>
        </table:table-row>
        <table:table-row table:style-name="AROW-0">
          <table:table-cell table:style-name="ACE-0x8931e8"/>
          <table:table-cell table:style-name="ACE-0x8931e8" office:value-type="string" office:string-value="dashboard">
            <text:p>dashboard</text:p>
          </table:table-cell>
          <table:table-cell table:style-name="ACE-0x893308" office:value-type="string" office:string-value="write">
            <text:p>write</text:p>
          </table:table-cell>
          <table:table-cell table:style-name="ACE-0x8931e8" office:value-type="string" office:string-value="N">
            <text:p>N</text:p>
          </table:table-cell>
          <table:table-cell table:style-name="ACE-0x8931e8" office:value-type="string" office:string-value="Y">
            <text:p>Y</text:p>
          </table:table-cell>
          <table:table-cell table:number-columns-repeated="2" table:style-name="ACE-0x8931e8"/>
          <table:table-cell table:style-name="ACE-0x8931e8" office:value-type="string" office:string-value="DENY">
            <text:p>DENY</text:p>
          </table:table-cell>
          <table:table-cell table:style-name="ACE-0x893668" office:value-type="string" office:string-value="http-transport client/server">
            <text:p>http-transport client/server</text:p>
          </table:table-cell>
          <table:table-cell table:number-columns-repeated="16375" table:style-name="ACE-0x8931e8"/>
        </table:table-row>
        <table:table-row table:style-name="AROW-0">
          <table:table-cell table:style-name="ACE-0x8931e8"/>
          <table:table-cell table:style-name="ACE-0x8931e8" office:value-type="string" office:string-value="user/cli">
            <text:p>user/cli</text:p>
          </table:table-cell>
          <table:table-cell table:style-name="ACE-0x8931e8" office:value-type="string" office:string-value="read">
            <text:p>read</text:p>
          </table:table-cell>
          <table:table-cell table:style-name="ACE-0x8931e8" office:value-type="string" office:string-value="N">
            <text:p>N</text:p>
          </table:table-cell>
          <table:table-cell table:style-name="ACE-0x8931e8" office:value-type="string" office:string-value="Y">
            <text:p>Y</text:p>
          </table:table-cell>
          <table:table-cell table:number-columns-repeated="2" table:style-name="ACE-0x8931e8"/>
          <table:table-cell table:style-name="ACE-0x8931e8" office:value-type="string" office:string-value="http-transport client/server">
            <text:p>http-transport client/server</text:p>
          </table:table-cell>
          <table:table-cell table:style-name="ACE-0x893428" office:value-type="string" office:string-value="/tmp/.../megatest.db + watchdog-readonly sync from megatest.db">
            <text:p>/tmp/.../megatest.db + watchdog-readonly sync from megatest.db</text:p>
          </table:table-cell>
          <table:table-cell table:number-columns-repeated="16375" table:style-name="ACE-0x8931e8"/>
        </table:table-row>
        <table:table-row table:style-name="AROW-0">
          <table:table-cell table:style-name="ACE-0x8931e8"/>
          <table:table-cell table:style-name="ACE-0x8931e8" office:value-type="string" office:string-value="user/cli">
            <text:p>user/cli</text:p>
          </table:table-cell>
          <table:table-cell table:style-name="ACE-0x893308" office:value-type="string" office:string-value="write">
            <text:p>write</text:p>
          </table:table-cell>
          <table:table-cell table:style-name="ACE-0x8931e8" office:value-type="string" office:string-value="N">
            <text:p>N</text:p>
          </table:table-cell>
          <table:table-cell table:style-name="ACE-0x8931e8" office:value-type="string" office:string-value="Y">
            <text:p>Y</text:p>
          </table:table-cell>
          <table:table-cell table:number-columns-repeated="2" table:style-name="ACE-0x8931e8"/>
          <table:table-cell table:style-name="ACE-0x8931e8" office:value-type="string" office:string-value="http-transport client/server">
            <text:p>http-transport client/server</text:p>
          </table:table-cell>
          <table:table-cell table:style-name="ACE-0x8931e8" office:value-type="string" office:string-value="http-transport client/server">
            <text:p>http-transport client/server</text:p>
          </table:table-cell>
          <table:table-cell table:number-columns-repeated="16375" table:style-name="ACE-0x8931e8"/>
        </table:table-row>
        <table:table-row table:style-name="AROW-0">
          <table:table-cell table:style-name="ACE-0x8931e8"/>
          <table:table-cell table:style-name="ACE-0x8931e8" office:value-type="string" office:string-value="testrun">
            <text:p>testrun</text:p>
          </table:table-cell>
          <table:table-cell table:style-name="ACE-0x8931e8" office:value-type="string" office:string-value="read">
            <text:p>read</text:p>
          </table:table-cell>
          <table:table-cell table:style-name="ACE-0x8931e8" office:value-type="string" office:string-value="N">
            <text:p>N</text:p>
          </table:table-cell>
          <table:table-cell table:style-name="ACE-0x8931e8" office:value-type="string" office:string-value="Y">
            <text:p>Y</text:p>
          </table:table-cell>
          <table:table-cell table:number-columns-repeated="2" table:style-name="ACE-0x8931e8"/>
          <table:table-cell table:style-name="ACE-0x8931e8" office:value-type="string" office:string-value="http-transport client/server">
            <text:p>http-transport client/server</text:p>
          </table:table-cell>
          <table:table-cell table:style-name="ACE-0x893428" office:value-type="string" office:string-value="/tmp/.../megatest.db + watchdog-readonly sync from megatest.db">
            <text:p>/tmp/.../megatest.db + watchdog-readonly sync from megatest.db</text:p>
          </table:table-cell>
          <table:table-cell table:number-columns-repeated="16375" table:style-name="ACE-0x8931e8"/>
        </table:table-row>
        <table:table-row table:style-name="AROW-0">
          <table:table-cell table:style-name="ACE-0x8931e8"/>
          <table:table-cell table:style-name="ACE-0x8931e8" office:value-type="string" office:string-value="testrun">
            <text:p>testrun</text:p>
          </table:table-cell>
          <table:table-cell table:style-name="ACE-0x893308" office:value-type="string" office:string-value="write">
            <text:p>write</text:p>
          </table:table-cell>
          <table:table-cell table:style-name="ACE-0x8931e8" office:value-type="string" office:string-value="N">
            <text:p>N</text:p>
          </table:table-cell>
          <table:table-cell table:style-name="ACE-0x8931e8" office:value-type="string" office:string-value="Y">
            <text:p>Y</text:p>
          </table:table-cell>
          <table:table-cell table:number-columns-repeated="2" table:style-name="ACE-0x8931e8"/>
          <table:table-cell table:style-name="ACE-0x8931e8" office:value-type="string" office:string-value="http-transport client/server">
            <text:p>http-transport client/server</text:p>
          </table:table-cell>
          <table:table-cell table:style-name="ACE-0x8931e8" office:value-type="string" office:string-value="http-transport client/server">
            <text:p>http-transport client/server</text:p>
          </table:table-cell>
          <table:table-cell table:number-columns-repeated="16375" table:style-name="ACE-0x8931e8"/>
        </table:table-row>
        <table:table-row table:style-name="AROW-0">
          <table:table-cell table:style-name="ACE-0x8931e8"/>
          <table:table-cell table:style-name="ACE-0x8931e8" office:value-type="string" office:string-value="dashboard">
            <text:p>dashboard</text:p>
          </table:table-cell>
          <table:table-cell table:style-name="ACE-0x8931e8" office:value-type="string" office:string-value="read">
            <text:p>read</text:p>
          </table:table-cell>
          <table:table-cell table:style-name="ACE-0x8931e8" office:value-type="string" office:string-value="Y">
            <text:p>Y</text:p>
          </table:table-cell>
          <table:table-cell table:style-name="ACE-0x8931e8" office:value-type="string" office:string-value="N">
            <text:p>N</text:p>
          </table:table-cell>
          <table:table-cell table:style-name="ACE-0x8931e8"/>
          <table:table-cell table:style-name="ACE-0x8931e8" office:value-type="string" office:string-value="1.db local">
            <text:p>1.db local</text:p>
          </table:table-cell>
          <table:table-cell table:style-name="ACE-0x8931e8" office:value-type="string" office:string-value="DENY">
            <text:p>DENY</text:p>
          </table:table-cell>
          <table:table-cell table:style-name="ACE-0x893428" office:value-type="string" office:string-value="/tmp/.../megatest.db + watchdog-readonly sync from megatest.db">
            <text:p>/tmp/.../megatest.db + watchdog-readonly sync from megatest.db</text:p>
          </table:table-cell>
          <table:table-cell table:number-columns-repeated="16375" table:style-name="ACE-0x8931e8"/>
        </table:table-row>
        <table:table-row table:style-name="AROW-0">
          <table:table-cell table:style-name="ACE-0x8931e8"/>
          <table:table-cell table:style-name="ACE-0x8931e8" office:value-type="string" office:string-value="dashboard">
            <text:p>dashboard</text:p>
          </table:table-cell>
          <table:table-cell table:style-name="ACE-0x893308" office:value-type="string" office:string-value="write">
            <text:p>write</text:p>
          </table:table-cell>
          <table:table-cell table:style-name="ACE-0x8931e8" office:value-type="string" office:string-value="Y">
            <text:p>Y</text:p>
          </table:table-cell>
          <table:table-cell table:style-name="ACE-0x8931e8" office:value-type="string" office:string-value="N">
            <text:p>N</text:p>
          </table:table-cell>
          <table:table-cell table:style-name="ACE-0x8931e8"/>
          <table:table-cell table:style-name="ACE-0x8931e8" office:value-type="string" office:string-value="DENY">
            <text:p>DENY</text:p>
          </table:table-cell>
          <table:table-cell table:style-name="ACE-0x8931e8" office:value-type="string" office:string-value="DENY">
            <text:p>DENY</text:p>
          </table:table-cell>
          <table:table-cell table:style-name="ACE-0x8931e8" office:value-type="string" office:string-value="DENY">
            <text:p>DENY</text:p>
          </table:table-cell>
          <table:table-cell table:number-columns-repeated="16375" table:style-name="ACE-0x8931e8"/>
        </table:table-row>
        <table:table-row table:style-name="AROW-0">
          <table:table-cell table:style-name="ACE-0x8931e8"/>
          <table:table-cell table:style-name="ACE-0x8931e8" office:value-type="string" office:string-value="user/cli">
            <text:p>user/cli</text:p>
          </table:table-cell>
          <table:table-cell table:style-name="ACE-0x8931e8" office:value-type="string" office:string-value="read">
            <text:p>read</text:p>
          </table:table-cell>
          <table:table-cell table:style-name="ACE-0x8931e8" office:value-type="string" office:string-value="Y">
            <text:p>Y</text:p>
          </table:table-cell>
          <table:table-cell table:style-name="ACE-0x8931e8" office:value-type="string" office:string-value="N">
            <text:p>N</text:p>
          </table:table-cell>
          <table:table-cell table:style-name="ACE-0x8931e8" office:value-type="string" office:string-value="--list-runs">
            <text:p>--list-runs</text:p>
          </table:table-cell>
          <table:table-cell table:style-name="ACE-0x8931e8" office:value-type="string" office:string-value="1.db local">
            <text:p>1.db local</text:p>
          </table:table-cell>
          <table:table-cell table:style-name="ACE-0x8931e8" office:value-type="string" office:string-value="DENY">
            <text:p>DENY</text:p>
          </table:table-cell>
          <table:table-cell table:style-name="ACE-0x893428" office:value-type="string" office:string-value="/tmp/.../megatest.db + watchdog-readonly sync from megatest.db">
            <text:p>/tmp/.../megatest.db + watchdog-readonly sync from megatest.db</text:p>
          </table:table-cell>
          <table:table-cell table:number-columns-repeated="16375" table:style-name="ACE-0x8931e8"/>
        </table:table-row>
        <table:table-row table:style-name="AROW-0">
          <table:table-cell table:style-name="ACE-0x8931e8"/>
          <table:table-cell table:style-name="ACE-0x8931e8" office:value-type="string" office:string-value="user/cli">
            <text:p>user/cli</text:p>
          </table:table-cell>
          <table:table-cell table:style-name="ACE-0x893308" office:value-type="string" office:string-value="write">
            <text:p>write</text:p>
          </table:table-cell>
          <table:table-cell table:style-name="ACE-0x8931e8" office:value-type="string" office:string-value="Y">
            <text:p>Y</text:p>
          </table:table-cell>
          <table:table-cell table:style-name="ACE-0x8931e8" office:value-type="string" office:string-value="N">
            <text:p>N</text:p>
          </table:table-cell>
          <table:table-cell table:style-name="ACE-0x8931e8" office:value-type="string" office:string-value="set state">
            <text:p>set state</text:p>
          </table:table-cell>
          <table:table-cell table:style-name="ACE-0x8931e8" office:value-type="string" office:string-value="DENY">
            <text:p>DENY</text:p>
          </table:table-cell>
          <table:table-cell table:style-name="ACE-0x8931e8" office:value-type="string" office:string-value="DENY">
            <text:p>DENY</text:p>
          </table:table-cell>
          <table:table-cell table:style-name="ACE-0x8931e8" office:value-type="string" office:string-value="DENY">
            <text:p>DENY</text:p>
          </table:table-cell>
          <table:table-cell table:number-columns-repeated="16375" table:style-name="ACE-0x8931e8"/>
        </table:table-row>
        <table:table-row table:style-name="AROW-0">
          <table:table-cell table:style-name="ACE-0x8931e8"/>
          <table:table-cell table:style-name="ACE-0x8931e8" office:value-type="string" office:string-value="dashboard">
            <text:p>dashboard</text:p>
          </table:table-cell>
          <table:table-cell table:style-name="ACE-0x8931e8" office:value-type="string" office:string-value="read">
            <text:p>read</text:p>
          </table:table-cell>
          <table:table-cell table:style-name="ACE-0x8931e8" office:value-type="string" office:string-value="N">
            <text:p>N</text:p>
          </table:table-cell>
          <table:table-cell table:style-name="ACE-0x8931e8" office:value-type="string" office:string-value="N">
            <text:p>N</text:p>
          </table:table-cell>
          <table:table-cell table:style-name="ACE-0x8931e8"/>
          <table:table-cell table:style-name="ACE-0x8931e8" office:value-type="string" office:string-value="1.db local">
            <text:p>1.db local</text:p>
          </table:table-cell>
          <table:table-cell table:style-name="ACE-0x8931e8" office:value-type="string" office:string-value="DENY">
            <text:p>DENY</text:p>
          </table:table-cell>
          <table:table-cell table:style-name="ACE-0x893428" office:value-type="string" office:string-value="/tmp/.../megatest.db + watchdog-readonly sync from megatest.db">
            <text:p>/tmp/.../megatest.db + watchdog-readonly sync from megatest.db</text:p>
          </table:table-cell>
          <table:table-cell table:number-columns-repeated="16375" table:style-name="ACE-0x8931e8"/>
        </table:table-row>
        <table:table-row table:style-name="AROW-0">
          <table:table-cell table:style-name="ACE-0x8931e8"/>
          <table:table-cell table:style-name="ACE-0x8931e8" office:value-type="string" office:string-value="dashboard">
            <text:p>dashboard</text:p>
          </table:table-cell>
          <table:table-cell table:style-name="ACE-0x893308" office:value-type="string" office:string-value="write">
            <text:p>write</text:p>
          </table:table-cell>
          <table:table-cell table:style-name="ACE-0x8931e8" office:value-type="string" office:string-value="N">
            <text:p>N</text:p>
          </table:table-cell>
          <table:table-cell table:style-name="ACE-0x8931e8" office:value-type="string" office:string-value="N">
            <text:p>N</text:p>
          </table:table-cell>
          <table:table-cell table:style-name="ACE-0x8931e8"/>
          <table:table-cell table:style-name="ACE-0x8931e8" office:value-type="string" office:string-value="DENY">
            <text:p>DENY</text:p>
          </table:table-cell>
          <table:table-cell table:style-name="ACE-0x8931e8" office:value-type="string" office:string-value="DENY">
            <text:p>DENY</text:p>
          </table:table-cell>
          <table:table-cell table:style-name="ACE-0x8931e8" office:value-type="string" office:string-value="DENY">
            <text:p>DENY</text:p>
          </table:table-cell>
          <table:table-cell table:number-columns-repeated="16375" table:style-name="ACE-0x8931e8"/>
        </table:table-row>
        <table:table-row table:style-name="AROW-0">
          <table:table-cell table:style-name="ACE-0x8931e8"/>
          <table:table-cell table:style-name="ACE-0x8931e8" office:value-type="string" office:string-value="user/cli">
            <text:p>user/cli</text:p>
          </table:table-cell>
          <table:table-cell table:style-name="ACE-0x8931e8" office:value-type="string" office:string-value="read">
            <text:p>read</text:p>
          </table:table-cell>
          <table:table-cell table:style-name="ACE-0x8931e8" office:value-type="string" office:string-value="N">
            <text:p>N</text:p>
          </table:table-cell>
          <table:table-cell table:style-name="ACE-0x8931e8" office:value-type="string" office:string-value="N">
            <text:p>N</text:p>
          </table:table-cell>
          <table:table-cell table:style-name="ACE-0x8931e8"/>
          <table:table-cell table:style-name="ACE-0x8931e8" office:value-type="string" office:string-value="1.db local">
            <text:p>1.db local</text:p>
          </table:table-cell>
          <table:table-cell table:style-name="ACE-0x8931e8" office:value-type="string" office:string-value="DENY">
            <text:p>DENY</text:p>
          </table:table-cell>
          <table:table-cell table:style-name="ACE-0x893428" office:value-type="string" office:string-value="/tmp/.../megatest.db + watchdog-readonly sync from megatest.db">
            <text:p>/tmp/.../megatest.db + watchdog-readonly sync from megatest.db</text:p>
          </table:table-cell>
          <table:table-cell table:number-columns-repeated="16375" table:style-name="ACE-0x8931e8"/>
        </table:table-row>
        <table:table-row table:style-name="AROW-0">
          <table:table-cell table:style-name="ACE-0x8931e8"/>
          <table:table-cell table:style-name="ACE-0x8931e8" office:value-type="string" office:string-value="user/cli">
            <text:p>user/cli</text:p>
          </table:table-cell>
          <table:table-cell table:style-name="ACE-0x893308" office:value-type="string" office:string-value="write">
            <text:p>write</text:p>
          </table:table-cell>
          <table:table-cell table:style-name="ACE-0x8931e8" office:value-type="string" office:string-value="N">
            <text:p>N</text:p>
          </table:table-cell>
          <table:table-cell table:style-name="ACE-0x8931e8" office:value-type="string" office:string-value="N">
            <text:p>N</text:p>
          </table:table-cell>
          <table:table-cell table:style-name="ACE-0x8931e8"/>
          <table:table-cell table:style-name="ACE-0x8931e8" office:value-type="string" office:string-value="DENY">
            <text:p>DENY</text:p>
          </table:table-cell>
          <table:table-cell table:style-name="ACE-0x8931e8" office:value-type="string" office:string-value="DENY">
            <text:p>DENY</text:p>
          </table:table-cell>
          <table:table-cell table:style-name="ACE-0x8931e8" office:value-type="string" office:string-value="DENY">
            <text:p>DENY</text:p>
          </table:table-cell>
          <table:table-cell table:number-columns-repeated="16375" table:style-name="ACE-0x8931e8"/>
        </table:table-row>
        <table:table-row table:style-name="AROW-0">
          <table:table-cell table:style-name="ACE-0x8931e8"/>
          <table:table-cell table:style-name="ACE-0x8931e8" office:value-type="string" office:string-value="testrun">
            <text:p>testrun</text:p>
          </table:table-cell>
          <table:table-cell table:style-name="ACE-0x8931e8" office:value-type="string" office:string-value="read">
            <text:p>read</text:p>
          </table:table-cell>
          <table:table-cell table:style-name="ACE-0x8931e8" office:value-type="string" office:string-value="N">
            <text:p>N</text:p>
          </table:table-cell>
          <table:table-cell table:style-name="ACE-0x8931e8" office:value-type="string" office:string-value="N">
            <text:p>N</text:p>
          </table:table-cell>
          <table:table-cell table:style-name="ACE-0x8931e8"/>
          <table:table-cell table:style-name="ACE-0x8931e8" office:value-type="string" office:string-value="1.db local">
            <text:p>1.db local</text:p>
          </table:table-cell>
          <table:table-cell table:style-name="ACE-0x8931e8" office:value-type="string" office:string-value="DENY">
            <text:p>DENY</text:p>
          </table:table-cell>
          <table:table-cell table:style-name="ACE-0x893428" office:value-type="string" office:string-value="/tmp/.../megatest.db + watchdog-readonly sync from megatest.db">
            <text:p>/tmp/.../megatest.db + watchdog-readonly sync from megatest.db</text:p>
          </table:table-cell>
          <table:table-cell table:number-columns-repeated="16375" table:style-name="ACE-0x8931e8"/>
        </table:table-row>
        <table:table-row table:style-name="AROW-0">
          <table:table-cell table:style-name="ACE-0x8931e8"/>
          <table:table-cell table:style-name="ACE-0x8931e8" office:value-type="string" office:string-value="testrun">
            <text:p>testrun</text:p>
          </table:table-cell>
          <table:table-cell table:style-name="ACE-0x893308" office:value-type="string" office:string-value="write">
            <text:p>write</text:p>
          </table:table-cell>
          <table:table-cell table:style-name="ACE-0x8931e8" office:value-type="string" office:string-value="N">
            <text:p>N</text:p>
          </table:table-cell>
          <table:table-cell table:style-name="ACE-0x8931e8" office:value-type="string" office:string-value="N">
            <text:p>N</text:p>
          </table:table-cell>
          <table:table-cell table:style-name="ACE-0x8931e8"/>
          <table:table-cell table:style-name="ACE-0x8931e8" office:value-type="string" office:string-value="DENY">
            <text:p>DENY</text:p>
          </table:table-cell>
          <table:table-cell table:style-name="ACE-0x8931e8" office:value-type="string" office:string-value="DENY">
            <text:p>DENY</text:p>
          </table:table-cell>
          <table:table-cell table:style-name="ACE-0x8931e8" office:value-type="string" office:string-value="DENY">
            <text:p>DENY</text:p>
          </table:table-cell>
          <table:table-cell table:number-columns-repeated="16375" table:style-name="ACE-0x8931e8"/>
        </table:table-row>
        <table:table-row table:style-name="AROW-0">
          <table:table-cell table:number-columns-repeated="16" table:style-name="Gnumeric-default"/>
          <table:table-cell table:number-columns-repeated="16368" table:style-name="Gnumeric-default"/>
        </table:table-row>
        <table:table-row table:style-name="AROW-0" table:number-rows-repeated="6">
          <table:table-cell table:number-columns-repeated="16" table:style-name="Gnumeric-default"/>
          <table:table-cell table:number-columns-repeated="16368" table:style-name="Gnumeric-default"/>
        </table:table-row>
        <table:table-row table:style-name="AROW-0">
          <table:table-cell table:number-columns-repeated="16" table:style-name="Gnumeric-default"/>
          <table:table-cell table:number-columns-repeated="16368" table:style-name="Gnumeric-default"/>
        </table:table-row>
        <table:table-row table:style-name="AROW-0" table:number-rows-repeated="223">
          <table:table-cell table:number-columns-repeated="16" table:style-name="Gnumeric-default"/>
          <table:table-cell table:number-columns-repeated="16368" table:style-name="Gnumeric-default"/>
        </table:table-row>
        <table:table-row table:style-name="AROW-0">
          <table:table-cell table:number-columns-repeated="16384" table:style-name="Gnumeric-default"/>
        </table:table-row>
        <table:table-row table:style-name="AROW-0" table:number-rows-repeated="3839">
          <table:table-cell table:number-columns-repeated="16384" table:style-name="Gnumeric-default"/>
        </table:table-row>
        <table:table-row table:style-name="AROW-0">
          <table:table-cell table:number-columns-repeated="16384" table:style-name="Gnumeric-default"/>
        </table:table-row>
        <table:table-row table:style-name="AROW-0" table:number-rows-repeated="61439">
          <table:table-cell table:number-columns-repeated="16384" table:style-name="Gnumeric-default"/>
        </table:table-row>
        <table:table-row table:style-name="AROW-0">
          <table:table-cell table:number-columns-repeated="16384" table:style-name="Gnumeric-default"/>
        </table:table-row>
        <table:table-row table:style-name="AROW-0" table:number-rows-repeated="983039">
          <table:table-cell table:number-columns-repeated="16384" table:style-name="Gnumeric-default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5.00pt" style:use-optimal-row-height="true"/>
    </style:default-style>
  </office:styles>
  <office:automatic-styles>
    <style:page-layout style:name="pl-0x778330" style:page-usage="all">
      <style:page-layout-properties fo:margin-top="21.60pt" fo:margin-bottom="21.60pt" fo:margin-left="50.40pt" fo:margin-right="50.40pt" fo:page-width="612.00pt" fo:page-height="792.00pt" style:table-centering="none" style:print-page-order="ttb" style:writing-mode="lr-tb" style:print-orientation="portrait" style:print="charts drawings objects" gnm:style-print=""/>
      <style:header-style>
        <style:header-footer-properties fo:border="none" style:shadow="none" fo:padding="0.00pt" fo:margin="0.00pt" fo:min-height="32.40pt" svg:height="32.40pt" style:dynamic-spacing="true"/>
      </style:header-style>
      <style:footer-style>
        <style:header-footer-properties fo:border="none" style:shadow="none" fo:padding="0.00pt" fo:margin="0.00pt" fo:min-height="32.40pt" svg:height="32.40pt" style:dynamic-spacing="true"/>
      </style:footer-style>
    </style:page-layout>
  </office:automatic-styles>
  <office:master-styles>
    <style:master-page style:name="ta-mp-0x689210" style:display-name="Sheet1" style:page-layout-name="pl-0x778330">
      <style:header style:display="true">
        <style:region-left>
          <text:p/>
        </style:region-left>
        <style:region-center>
          <text:p/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/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Barclay, Brandon J</dc:creator>
    <dc:date>2017-02-18T00:09:28Z</dc:date>
    <meta:creation-date>2017-02-17T23:38:26Z</meta:creation-date>
    <meta:generator>gnumeric/1.10.17</meta:generator>
    <meta:initial-creator>Barclay, Brandon J</meta:initial-creator>
  </office:meta>
</office:document-meta>
</file>